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c6c" officeooo:paragraph-rsid="00159c6c"/>
    </style:style>
    <style:style style:name="P2" style:family="paragraph" style:parent-style-name="Standard">
      <style:text-properties fo:font-weight="bold" officeooo:rsid="00159c6c" officeooo:paragraph-rsid="00159c6c" style:font-weight-asian="bold" style:font-weight-complex="bold"/>
    </style:style>
    <style:style style:name="P3" style:family="paragraph" style:parent-style-name="Standard">
      <style:text-properties officeooo:rsid="0015e501" officeooo:paragraph-rsid="0015e501"/>
    </style:style>
    <style:style style:name="P4" style:family="paragraph" style:parent-style-name="Standard">
      <style:text-properties officeooo:rsid="00179520" officeooo:paragraph-rsid="00179520"/>
    </style:style>
    <style:style style:name="P5" style:family="paragraph" style:parent-style-name="Standard">
      <style:text-properties fo:font-style="normal" fo:font-weight="bold" officeooo:rsid="00179520" officeooo:paragraph-rsid="00179520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179520" officeooo:paragraph-rsid="00179520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79520" style:font-style-asian="italic" style:font-style-complex="italic"/>
    </style:style>
    <style:style style:name="T3" style:family="text">
      <style:text-properties fo:font-style="normal" officeooo:rsid="00179520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s de fixação</text:p>
      <text:p text:style-name="P1"/>
      <text:p text:style-name="P3">1) <text:span text:style-name="T1">Primary Key</text:span>, pois o dado contido nela não deve se repetir</text:p>
      <text:p text:style-name="P3">2) <text:span text:style-name="T1">Foreign Key</text:span></text:p>
      <text:p text:style-name="P3"><text:span text:style-name="T1">3) Not Null</text:span></text:p>
      <text:p text:style-name="P3"><text:span text:style-name="T1">4) Primary Key</text:span></text:p>
      <text:p text:style-name="P3"><text:span text:style-name="T1">5) </text:span><text:span text:style-name="T2">country_id </text:span><text:span text:style-name="T3">é uma referência para uma tabela externa, logo é uma</text:span><text:span text:style-name="T2"> Foreign Key</text:span></text:p>
      <text:p text:style-name="P4"><text:span text:style-name="T1">6) film_id</text:span></text:p>
      <text:p text:style-name="P4"><text:span text:style-name="T1">7) category_id</text:span></text:p>
      <text:p text:style-name="P4"><text:span text:style-name="T1"/></text:p>
      <text:p text:style-name="P4"><text:span text:style-name="T1"/></text:p>
      <text:p text:style-name="P5">Exercício Proposto</text:p>
      <text:p text:style-name="P5"/>
      <text:p text:style-name="P6">1) <text:s/>Usar a opção ‘select row’</text:p>
      <text:p text:style-name="P6">2) <text:s/>Selecionar a opção ‘create table’</text:p>
      <text:p text:style-name="P6">4) <text:s/>A tabela <text:span text:style-name="T1">country</text:span></text:p>
      <text:p text:style-name="P6">5) <text:s/>N:1</text:p>
      <text:p text:style-name="P6">6) <text:s/>1: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8:21:22.862821816</meta:creation-date>
    <dc:date>2021-05-12T20:58:05.268853412</dc:date>
    <meta:editing-duration>PT2H36M4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64" meta:character-count="340" meta:non-whitespace-character-count="285"/>
  </office:meta>
</office:document-meta>
</file>